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3.228cm"/>
    </style:style>
    <style:style style:name="co2" style:family="table-column">
      <style:table-column-properties fo:break-before="auto" style:column-width="1.98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19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/>
      <style:text-properties fo:font-size="12pt" style:font-size-asian="12pt" style:font-size-complex="12pt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be33d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729fcf" style:text-align-source="fix" style:repeat-content="false" fo:wrap-option="wrap"/>
      <style:paragraph-properties fo:text-align="center" fo:margin-left="0cm"/>
      <style:text-properties fo:color="#ff00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ff00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8000"/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ce11" style:family="table-cell" style:parent-style-name="Default">
      <style:table-cell-properties fo:background-color="#ff8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8000"/>
      <style:text-properties style:use-window-font-color="true" fo:font-size="12pt" style:font-size-asian="12pt" style:font-size-complex="12pt"/>
    </style:style>
    <style:style style:name="ce13" style:family="table-cell" style:parent-style-name="Default">
      <style:table-cell-properties fo:background-color="#ff8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1.073cm" svg:height="4.607cm" svg:x="13.467cm" svg:y="2.166cm">
            <draw:object draw:notify-on-update-of-ranges="Foglio1.A7:Foglio1.A12 Foglio1.B6:Foglio1.B6 Foglio1.B7:Foglio1.B12 Foglio1.C6:Foglio1.C6 Foglio1.C7:Foglio1.C12 Foglio1.D6:Foglio1.D6 Foglio1.D7:Foglio1.D12 Foglio1.E6:Foglio1.E6 Foglio1.E7:Foglio1.E12 Foglio1.F6:Foglio1.F6 Foglio1.F7:Foglio1.F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4" table:default-cell-style-name="ce5"/>
        <table:table-column table:style-name="co2" table:default-cell-style-name="ce8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>
            <text:p>Punti vittoria</text:p>
          </table:table-cell>
          <table:table-cell table:style-name="ce4" office:value-type="float" office:value="5" calcext:value-type="float">
            <text:p>5</text:p>
          </table:table-cell>
          <table:table-cell table:style-name="ce8"/>
          <table:table-cell table:style-name="ce10" office:value-type="string" calcext:value-type="string">
            <text:p>Salvare con Cognome-Mese-Giorno</text:p>
          </table:table-cell>
          <table:table-cell table:style-name="ce11"/>
          <table:table-cell table:style-name="ce12"/>
          <table:table-cell table:style-name="ce13" table:number-columns-repeated="5"/>
        </table:table-row>
        <table:table-row table:style-name="ro2">
          <table:table-cell table:style-name="ce1" office:value-type="string" calcext:value-type="string">
            <text:p>Punti pareggio</text:p>
          </table:table-cell>
          <table:table-cell table:style-name="ce4" office:value-type="float" office:value="2.5" calcext:value-type="float">
            <text:p>2,5</text:p>
          </table:table-cell>
          <table:table-cell table:style-name="ce8"/>
          <table:table-cell table:number-columns-repeated="8"/>
        </table:table-row>
        <table:table-row table:style-name="ro2">
          <table:table-cell table:style-name="ce1" office:value-type="string" calcext:value-type="string">
            <text:p>Punti sconfitta</text:p>
          </table:table-cell>
          <table:table-cell table:style-name="ce4" office:value-type="float" office:value="1" calcext:value-type="float">
            <text:p>1</text:p>
          </table:table-cell>
          <table:table-cell table:style-name="ce8"/>
          <table:table-cell table:number-columns-repeated="8"/>
        </table:table-row>
        <table:table-row table:style-name="ro3" table:number-rows-repeated="2">
          <table:table-cell table:style-name="ce2"/>
          <table:table-cell table:number-columns-repeated="10"/>
        </table:table-row>
        <table:table-row table:style-name="ro4">
          <table:table-cell table:style-name="ce2"/>
          <table:table-cell table:style-name="ce6" office:value-type="string" calcext:value-type="string">
            <text:p>Partite disputate</text:p>
          </table:table-cell>
          <table:table-cell table:style-name="ce9" office:value-type="string" calcext:value-type="string">
            <text:p>Vittorie</text:p>
          </table:table-cell>
          <table:table-cell table:style-name="ce9" office:value-type="string" calcext:value-type="string">
            <text:p>Pareggi</text:p>
          </table:table-cell>
          <table:table-cell table:style-name="ce9" office:value-type="string" calcext:value-type="string">
            <text:p>Sconfitte</text:p>
          </table:table-cell>
          <table:table-cell table:style-name="ce9" office:value-type="string" calcext:value-type="string">
            <text:p>Punti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Napoli</text:p>
          </table:table-cell>
          <table:table-cell table:style-name="ce7" table:formula="of:=[.C7]+[.D7]+[.E7]" office:value-type="float" office:value="30" calcext:value-type="float">
            <text:p>30</text:p>
          </table:table-cell>
          <table:table-cell table:number-columns-repeated="3" table:style-name="ce7" office:value-type="float" office:value="10" calcext:value-type="float">
            <text:p>10</text:p>
          </table:table-cell>
          <table:table-cell table:style-name="ce7" table:formula="of:=[.C7]*[.B$1]+[.D7]*[.B$2]+[.B$3]*[.E7]" office:value-type="float" office:value="85" calcext:value-type="float">
            <text:p>85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Milan</text:p>
          </table:table-cell>
          <table:table-cell table:style-name="ce7" table:formula="of:=[.C8]+[.D8]+[.E8]" office:value-type="float" office:value="20" calcext:value-type="float">
            <text:p>20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8]*[.B$1]+[.D8]*[.B$2]+[.B$3]*[.E8]" office:value-type="float" office:value="75" calcext:value-type="float">
            <text:p>75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Inter</text:p>
          </table:table-cell>
          <table:table-cell table:style-name="ce7" table:formula="of:=[.C9]+[.D9]+[.E9]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[.C9]*[.B$1]+[.D9]*[.B$2]+[.B$3]*[.E9]" office:value-type="float" office:value="60" calcext:value-type="float">
            <text:p>60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Juve</text:p>
          </table:table-cell>
          <table:table-cell table:style-name="ce7" table:formula="of:=[.C10]+[.D10]+[.E10]" office:value-type="float" office:value="10" calcext:value-type="float">
            <text:p>1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[.C10]*[.B$1]+[.D10]*[.B$2]+[.B$3]*[.E10]" office:value-type="float" office:value="10" calcext:value-type="float">
            <text:p>10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Fiorentina</text:p>
          </table:table-cell>
          <table:table-cell table:style-name="ce7" table:formula="of:=[.C11]+[.D11]+[.E11]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1]*[.B$1]+[.D11]*[.B$2]+[.B$3]*[.E11]" office:value-type="float" office:value="25" calcext:value-type="float">
            <text:p>25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Atalanta</text:p>
          </table:table-cell>
          <table:table-cell table:style-name="ce7" table:formula="of:=[.C12]+[.D12]+[.E12]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[.C12]*[.B$1]+[.D12]*[.B$2]+[.B$3]*[.E12]" office:value-type="float" office:value="60" calcext:value-type="float">
            <text:p>60</text:p>
          </table:table-cell>
          <table:table-cell table:number-columns-repeated="5"/>
        </table:table-row>
        <table:table-row table:style-name="ro2" table:number-rows-repeated="1048563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JP Regular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3T08:29:40.948149904</meta:creation-date>
    <dc:date>2022-07-08T19:35:40.432803381</dc:date>
    <meta:editing-duration>PT5M34S</meta:editing-duration>
    <meta:editing-cycles>2</meta:editing-cycles>
    <meta:generator>LibreOffice/7.3.4.2$Linux_X86_64 LibreOffice_project/728fec16bd5f605073805c3c9e7c4212a0120dc5</meta:generator>
    <meta:document-statistic meta:table-count="1" meta:cell-count="4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074cm" svg:height="4.608cm" xlink:href=".." xlink:type="simple" chart:class="chart:bar" chart:style-name="ch1">
        <chart:legend chart:legend-position="end" svg:x="7.805cm" svg:y="1.009cm" style:legend-expansion="high" chart:style-name="ch2"/>
        <chart:plot-area chart:style-name="ch3" table:cell-range-address="Foglio1.A7:Foglio1.F12 Foglio1.B6:Foglio1.F6" chart:data-source-has-labels="both" svg:x="0.221cm" svg:y="0.092cm" svg:width="7.363cm" svg:height="4.424cm">
          <chart:coordinate-region svg:x="1.028cm" svg:y="0.291cm" svg:width="6.556cm" svg:height="2.628cm"/>
          <chart:axis chart:dimension="x" chart:name="primary-x" chart:style-name="ch4" chartooo:axis-type="auto">
            <chartooo:date-scale/>
            <chart:categories table:cell-range-address="Foglio1.A7:Foglio1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B7:Foglio1.B12" chart:label-cell-address="Foglio1.B6:Foglio1.B6" chart:class="chart:bar">
            <chart:data-point chart:repeated="6"/>
          </chart:series>
          <chart:series chart:style-name="ch8" chart:values-cell-range-address="Foglio1.C7:Foglio1.C12" chart:label-cell-address="Foglio1.C6:Foglio1.C6" chart:class="chart:bar">
            <chart:data-point chart:repeated="6"/>
          </chart:series>
          <chart:series chart:style-name="ch9" chart:values-cell-range-address="Foglio1.D7:Foglio1.D12" chart:label-cell-address="Foglio1.D6:Foglio1.D6" chart:class="chart:bar">
            <chart:data-point chart:repeated="6"/>
          </chart:series>
          <chart:series chart:style-name="ch10" chart:values-cell-range-address="Foglio1.E7:Foglio1.E12" chart:label-cell-address="Foglio1.E6:Foglio1.E6" chart:class="chart:bar">
            <chart:data-point chart:repeated="6"/>
          </chart:series>
          <chart:series chart:style-name="ch11" chart:values-cell-range-address="Foglio1.F7:Foglio1.F12" chart:label-cell-address="Foglio1.F6:Foglio1.F6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ite disputate</text:p>
                <draw:g>
                  <svg:desc>Foglio1.B6:Foglio1.B6</svg:desc>
                </draw:g>
              </table:table-cell>
              <table:table-cell office:value-type="string">
                <text:p>Vittorie</text:p>
                <draw:g>
                  <svg:desc>Foglio1.C6:Foglio1.C6</svg:desc>
                </draw:g>
              </table:table-cell>
              <table:table-cell office:value-type="string">
                <text:p>Pareggi</text:p>
                <draw:g>
                  <svg:desc>Foglio1.D6:Foglio1.D6</svg:desc>
                </draw:g>
              </table:table-cell>
              <table:table-cell office:value-type="string">
                <text:p>Sconfitte</text:p>
                <draw:g>
                  <svg:desc>Foglio1.E6:Foglio1.E6</svg:desc>
                </draw:g>
              </table:table-cell>
              <table:table-cell office:value-type="string">
                <text:p>Punti</text:p>
                <draw:g>
                  <svg:desc>Foglio1.F6:Foglio1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poli</text:p>
                <draw:g>
                  <svg:desc>Foglio1.A7:Foglio1.A12</svg:desc>
                </draw:g>
              </table:table-cell>
              <table:table-cell office:value-type="float" office:value="30">
                <text:p>30</text:p>
                <draw:g>
                  <svg:desc>Foglio1.B7:Foglio1.B12</svg:desc>
                </draw:g>
              </table:table-cell>
              <table:table-cell office:value-type="float" office:value="10">
                <text:p>10</text:p>
                <draw:g>
                  <svg:desc>Foglio1.C7:Foglio1.C12</svg:desc>
                </draw:g>
              </table:table-cell>
              <table:table-cell office:value-type="float" office:value="10">
                <text:p>10</text:p>
                <draw:g>
                  <svg:desc>Foglio1.D7:Foglio1.D12</svg:desc>
                </draw:g>
              </table:table-cell>
              <table:table-cell office:value-type="float" office:value="10">
                <text:p>10</text:p>
                <draw:g>
                  <svg:desc>Foglio1.E7:Foglio1.E12</svg:desc>
                </draw:g>
              </table:table-cell>
              <table:table-cell office:value-type="float" office:value="85">
                <text:p>85</text:p>
                <draw:g>
                  <svg:desc>Foglio1.F7:Foglio1.F12</svg:desc>
                </draw:g>
              </table:table-cell>
            </table:table-row>
            <table:table-row>
              <table:table-cell office:value-type="string">
                <text:p>Milan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Inter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Juve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iorentina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Atalanta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728fec16bd5f605073805c3c9e7c4212a0120dc5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